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micides-vadeathrat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omicides-vadeathrat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T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FIPS</text:p>
          </table:table-cell>
          <table:table-cell table:style-name="ce21" office:value-type="string">
            <text:p>CountyFIPS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Deaths</text:p>
          </table:table-cell>
          <table:table-cell table:style-name="ce21" office:value-type="string">
            <text:p>Med_Cost</text:p>
          </table:table-cell>
          <table:table-cell table:style-name="ce21" office:value-type="string">
            <text:p>Work_Cost</text:p>
          </table:table-cell>
          <table:table-cell table:style-name="ce21" office:value-type="string">
            <text:p>U_C_Rate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CCOMAC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2439">
            <text:p>2424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525.72647">
            <text:p>13525.72647</text:p>
          </table:table-cell>
          <table:table-cell table:style-name="ce22" office:value-type="float" office:value="3394642.694">
            <text:p>3394642.694</text:p>
          </table:table-cell>
          <table:table-cell table:style-name="ce22" office:value-type="float" office:value="8.661972702">
            <text:p>8.66197270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LBEMARL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64150">
            <text:p>66415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LLEGHAN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5279">
            <text:p>11527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MELI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199">
            <text:p>8619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MHERS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5345">
            <text:p>22534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PPOMATTO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1117">
            <text:p>10111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RLING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61165">
            <text:p>136116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943.62392">
            <text:p>13943.62392</text:p>
          </table:table-cell>
          <table:table-cell table:style-name="ce22" office:value-type="float" office:value="3743388.074">
            <text:p>3743388.074</text:p>
          </table:table-cell>
          <table:table-cell table:style-name="ce22" office:value-type="float" office:value="1.61626254">
            <text:p>1.6162625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UGUST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4934">
            <text:p>50493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738.800237">
            <text:p>6738.800237</text:p>
          </table:table-cell>
          <table:table-cell table:style-name="ce22" office:value-type="float" office:value="2908766.264">
            <text:p>2908766.264</text:p>
          </table:table-cell>
          <table:table-cell table:style-name="ce22" office:value-type="float" office:value="4.357005074">
            <text:p>4.35700507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ATH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735">
            <text:p>3373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EDFOR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6812">
            <text:p>46681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8169">
            <text:p>4816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OTETOUR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7835">
            <text:p>22783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RUNSWIC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4528">
            <text:p>1245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UCHANA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3344">
            <text:p>17334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UCKINGHA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6966">
            <text:p>11696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AMPBELL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75678">
            <text:p>37567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AROLIN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8528">
            <text:p>1885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ARROLL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9268">
            <text:p>20926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ARLE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0118">
            <text:p>5011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ARLOTT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8394">
            <text:p>8839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ESTERFIEL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15329">
            <text:p>211532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3398.10976">
            <text:p>53398.10976</text:p>
          </table:table-cell>
          <table:table-cell table:style-name="ce22" office:value-type="float" office:value="1.656253487E7">
            <text:p>16562534.87</text:p>
          </table:table-cell>
          <table:table-cell table:style-name="ce22" office:value-type="float" office:value="4.727397015">
            <text:p>4.72739701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LARK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7172">
            <text:p>9717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RAIG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6128">
            <text:p>361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ULPEP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10148">
            <text:p>31014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UMBER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7960">
            <text:p>6796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DICKEN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949">
            <text:p>1119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DINWIDDI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89170">
            <text:p>18917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ESSE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5173">
            <text:p>7517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AIRFA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268182">
            <text:p>726818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1418.052">
            <text:p>101418.052</text:p>
          </table:table-cell>
          <table:table-cell table:style-name="ce22" office:value-type="float" office:value="2.379046345E7">
            <text:p>23790463.45</text:p>
          </table:table-cell>
          <table:table-cell table:style-name="ce22" office:value-type="float" office:value="2.118824212">
            <text:p>2.11882421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AUQUI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46556">
            <text:p>44655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LOY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4074">
            <text:p>10407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LUVANN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74269">
            <text:p>17426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ANKLI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77636">
            <text:p>37763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EDERIC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6331">
            <text:p>51633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IL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9766">
            <text:p>11976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LOUCEST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54685">
            <text:p>25468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OOCH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43570">
            <text:p>14357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RAY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11783">
            <text:p>11178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REEN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24400">
            <text:p>12440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REENSVILL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4407">
            <text:p>8440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LIFA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54324">
            <text:p>25432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NOV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87519">
            <text:p>68751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ENRICO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066495">
            <text:p>206649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5057.46439">
            <text:p>45057.46439</text:p>
          </table:table-cell>
          <table:table-cell table:style-name="ce22" office:value-type="float" office:value="2.058828746E7">
            <text:p>20588287.46</text:p>
          </table:table-cell>
          <table:table-cell table:style-name="ce22" office:value-type="float" office:value="5.806933963">
            <text:p>5.80693396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EN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86208">
            <text:p>38620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026.98071">
            <text:p>34026.98071</text:p>
          </table:table-cell>
          <table:table-cell table:style-name="ce22" office:value-type="float" office:value="5338541.953">
            <text:p>5338541.953</text:p>
          </table:table-cell>
          <table:table-cell table:style-name="ce22" office:value-type="float" office:value="9.839257602">
            <text:p>9.83925760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IGH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6895">
            <text:p>1689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ISLE OF WIGH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8257">
            <text:p>23825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JAME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36313">
            <text:p>43631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KING AND QUEE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48148">
            <text:p>4814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KING GEORG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53478">
            <text:p>15347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KING WILLIA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05730">
            <text:p>10573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ANCASTER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80446">
            <text:p>8044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E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77496">
            <text:p>17749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OUDOU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948648">
            <text:p>194864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938.74954">
            <text:p>12938.74954</text:p>
          </table:table-cell>
          <table:table-cell table:style-name="ce22" office:value-type="float" office:value="2978438.946">
            <text:p>2978438.946</text:p>
          </table:table-cell>
          <table:table-cell table:style-name="ce22" office:value-type="float" office:value="1.180305525">
            <text:p>1.18030552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OUI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19547">
            <text:p>21954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UNENBURG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0813">
            <text:p>9081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ADI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2726">
            <text:p>9272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ATHEW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3012">
            <text:p>6301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ECKLENBURG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29028">
            <text:p>2290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IDDLESE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75060">
            <text:p>7506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ONTGOME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38483">
            <text:p>63848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6536.07094">
            <text:p>16536.07094</text:p>
          </table:table-cell>
          <table:table-cell table:style-name="ce22" office:value-type="float" office:value="4058850.137">
            <text:p>4058850.137</text:p>
          </table:table-cell>
          <table:table-cell table:style-name="ce22" office:value-type="float" office:value="4.228773515">
            <text:p>4.22877351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EL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04489">
            <text:p>10448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EW KEN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19418">
            <text:p>11941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THAMP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88390">
            <text:p>8839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THUMBER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7089">
            <text:p>8708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TTOWA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0535">
            <text:p>11053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ORANG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22246">
            <text:p>22224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AG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67828">
            <text:p>1678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ATRIC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30881">
            <text:p>13088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ITTSYLVANI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40499">
            <text:p>44049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230.189729">
            <text:p>6230.189729</text:p>
          </table:table-cell>
          <table:table-cell table:style-name="ce22" office:value-type="float" office:value="3033967.859">
            <text:p>3033967.859</text:p>
          </table:table-cell>
          <table:table-cell table:style-name="ce22" office:value-type="float" office:value="4.767320698">
            <text:p>4.76732069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WHATA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90704">
            <text:p>19070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RINCE EDWAR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5582">
            <text:p>15558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RINCE GEORG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45376">
            <text:p>24537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RINCE WILLIA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581020">
            <text:p>258102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0757.05636">
            <text:p>40757.05636</text:p>
          </table:table-cell>
          <table:table-cell table:style-name="ce22" office:value-type="float" office:value="1.369036005E7">
            <text:p>13690360.05</text:p>
          </table:table-cell>
          <table:table-cell table:style-name="ce22" office:value-type="float" office:value="2.983316673">
            <text:p>2.98331667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ULASKI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44437">
            <text:p>24443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APPAHANNOC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550">
            <text:p>5155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ICHMO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65060">
            <text:p>6506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OANOK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35326">
            <text:p>63532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OCKBRIDG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54268">
            <text:p>15426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OCKINGHA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7332">
            <text:p>51733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USSELL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01301">
            <text:p>2013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COT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62238">
            <text:p>16223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HENANDOAH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84958">
            <text:p>28495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MYTH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27047">
            <text:p>22704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OUTHAMP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27827">
            <text:p>1278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POTSYLVANI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826201">
            <text:p>8262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TAFFOR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853560">
            <text:p>85356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687.13999">
            <text:p>23687.13999</text:p>
          </table:table-cell>
          <table:table-cell table:style-name="ce22" office:value-type="float" office:value="4062576.216">
            <text:p>4062576.216</text:p>
          </table:table-cell>
          <table:table-cell table:style-name="ce22" office:value-type="float" office:value="3.280378649">
            <text:p>3.2803786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UR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8927">
            <text:p>489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USSEX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84808">
            <text:p>8480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TAZEWELL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11658">
            <text:p>31165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690.914072">
            <text:p>8690.914072</text:p>
          </table:table-cell>
          <table:table-cell table:style-name="ce22" office:value-type="float" office:value="2892178.188">
            <text:p>2892178.188</text:p>
          </table:table-cell>
          <table:table-cell table:style-name="ce22" office:value-type="float" office:value="7.059019823">
            <text:p>7.05901982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ARRE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54958">
            <text:p>25495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ASHINGT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76892">
            <text:p>37689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ESTMORELAND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19590">
            <text:p>11959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IS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90645">
            <text:p>29064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YTH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01325">
            <text:p>20132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YOR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449229">
            <text:p>44922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924235">
            <text:p>92423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600.2169">
            <text:p>16600.2169</text:p>
          </table:table-cell>
          <table:table-cell table:style-name="ce22" office:value-type="float" office:value="6786270.607">
            <text:p>6786270.607</text:p>
          </table:table-cell>
          <table:table-cell table:style-name="ce22" office:value-type="float" office:value="4.111508437">
            <text:p>4.11150843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3246">
            <text:p>4324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123561">
            <text:p>12356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6510">
            <text:p>4651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292141">
            <text:p>29214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522619">
            <text:p>152261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0584.11307">
            <text:p>80584.11307</text:p>
          </table:table-cell>
          <table:table-cell table:style-name="ce22" office:value-type="float" office:value="1.700927311E7">
            <text:p>17009273.11</text:p>
          </table:table-cell>
          <table:table-cell table:style-name="ce22" office:value-type="float" office:value="6.501954855">
            <text:p>6.50195485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122033">
            <text:p>12203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42201">
            <text:p>422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09938">
            <text:p>30993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9036.08935">
            <text:p>29036.08935</text:p>
          </table:table-cell>
          <table:table-cell table:style-name="ce22" office:value-type="float" office:value="8645461.571">
            <text:p>8645461.571</text:p>
          </table:table-cell>
          <table:table-cell table:style-name="ce22" office:value-type="float" office:value="17.10019423">
            <text:p>17.1001942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40417">
            <text:p>4041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52204">
            <text:p>15220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8566">
            <text:p>7856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9164">
            <text:p>5916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159942">
            <text:p>159942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48266">
            <text:p>4826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976801">
            <text:p>97680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2478.84487">
            <text:p>72478.84487</text:p>
          </table:table-cell>
          <table:table-cell table:style-name="ce22" office:value-type="float" office:value="1.480096613E7">
            <text:p>14800966.13</text:p>
          </table:table-cell>
          <table:table-cell table:style-name="ce22" office:value-type="float" office:value="8.599499796">
            <text:p>8.59949979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325228">
            <text:p>32522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156595">
            <text:p>15659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8658">
            <text:p>48658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04305">
            <text:p>50430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ANASSA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252969">
            <text:p>25296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ANASSAS PARK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90230">
            <text:p>9023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9049">
            <text:p>990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277970">
            <text:p>127797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00673.43">
            <text:p>100673.43</text:p>
          </table:table-cell>
          <table:table-cell table:style-name="ce22" office:value-type="float" office:value="2.690078023E7">
            <text:p>26900780.23</text:p>
          </table:table-cell>
          <table:table-cell table:style-name="ce22" office:value-type="float" office:value="11.50261743">
            <text:p>11.50261743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693869">
            <text:p>1693869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51289.6433">
            <text:p>251289.6433</text:p>
          </table:table-cell>
          <table:table-cell table:style-name="ce22" office:value-type="float" office:value="4.541665687E7">
            <text:p>45416656.87</text:p>
          </table:table-cell>
          <table:table-cell table:style-name="ce22" office:value-type="float" office:value="15.11332931">
            <text:p>15.1133293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27030">
            <text:p>2703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225630">
            <text:p>22563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0432.03096">
            <text:p>20432.03096</text:p>
          </table:table-cell>
          <table:table-cell table:style-name="ce22" office:value-type="float" office:value="9001903.573">
            <text:p>9001903.573</text:p>
          </table:table-cell>
          <table:table-cell table:style-name="ce22" office:value-type="float" office:value="22.60337721">
            <text:p>22.6033772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QUOSON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154">
            <text:p>84154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679262">
            <text:p>67926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0485.25636">
            <text:p>80485.25636</text:p>
          </table:table-cell>
          <table:table-cell table:style-name="ce22" office:value-type="float" office:value="1.865667451E7">
            <text:p>18656674.51</text:p>
          </table:table-cell>
          <table:table-cell table:style-name="ce22" office:value-type="float" office:value="15.60517149">
            <text:p>15.6051714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13315">
            <text:p>11331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403308">
            <text:p>1403308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71650.4125">
            <text:p>271650.4125</text:p>
          </table:table-cell>
          <table:table-cell table:style-name="ce22" office:value-type="float" office:value="6.849260321E7">
            <text:p>68492603.21</text:p>
          </table:table-cell>
          <table:table-cell table:style-name="ce22" office:value-type="float" office:value="27.93399596">
            <text:p>27.9339959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666577">
            <text:p>66657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0527.03825">
            <text:p>70527.03825</text:p>
          </table:table-cell>
          <table:table-cell table:style-name="ce22" office:value-type="float" office:value="1.054936181E7">
            <text:p>10549361.81</text:p>
          </table:table-cell>
          <table:table-cell table:style-name="ce22" office:value-type="float" office:value="10.35139226">
            <text:p>10.35139226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171555">
            <text:p>171555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66117">
            <text:p>16611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66082">
            <text:p>56608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9931.6403">
            <text:p>29931.6403</text:p>
          </table:table-cell>
          <table:table-cell table:style-name="ce22" office:value-type="float" office:value="7315346.73">
            <text:p>7315346.73</text:p>
          </table:table-cell>
          <table:table-cell table:style-name="ce22" office:value-type="float" office:value="7.419419801">
            <text:p>7.419419801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3052504">
            <text:p>305250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5567.38878">
            <text:p>75567.38878</text:p>
          </table:table-cell>
          <table:table-cell table:style-name="ce22" office:value-type="float" office:value="2.271450751E7">
            <text:p>22714507.51</text:p>
          </table:table-cell>
          <table:table-cell table:style-name="ce22" office:value-type="float" office:value="4.422598627">
            <text:p>4.422598627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45270">
            <text:p>145270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1389">
            <text:p>91389</text:p>
          </table:table-cell>
        </table:table-row>
        <table:table-row table:style-name="ro2">
          <table:table-cell table:style-name="ce22" office:value-type="string">
            <text:p>V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80441">
            <text:p>1804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micides-vadeathrates" style:display-name="PageStyle_homicides-vadeathrat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